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co12" style:family="table-column">
      <style:table-column-properties fo:break-before="auto" style:column-width="8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5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044" calcext:value-type="float">
            <text:p>1044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table:formula="of:=SUM([.C52:.C66])" office:value-type="float" office:value="884.54" calcext:value-type="float">
            <text:p>884.5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table:style-name="ce9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table:style-name="ce9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table:style-name="ce9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 fee</text:p>
          </table:table-cell>
          <table:table-cell table:style-name="ce9"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 fee</text:p>
          </table:table-cell>
          <table:table-cell table:style-name="ce9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gital oc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2:.C38])" office:value-type="float" office:value="1263.93" calcext:value-type="float">
            <text:p>1263.9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-00-00</text:date>, <text:time style:data-style-name="N2" text:time-value="14:31:14.46046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6T14:37:33.769108209</dc:date>
    <meta:editing-duration>P2DT11H59M59S</meta:editing-duration>
    <meta:editing-cycles>349</meta:editing-cycles>
    <meta:generator>LibreOffice/6.0.7.3$Linux_X86_64 LibreOffice_project/00m0$Build-3</meta:generator>
    <meta:document-statistic meta:table-count="7" meta:cell-count="1277" meta:object-count="0"/>
  </office:meta>
</office:document-meta>
</file>